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rif" svg:font-family="'Liberation Sarif'"/>
    <style:font-face style:name="arial" svg:font-family="arial, helvetica, clean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1" style:family="table-row">
      <style:table-row-properties style:min-row-height="0.908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2.833cm" style:rel-column-width="1606*"/>
    </style:style>
    <style:style style:name="Taula2.C" style:family="table-column">
      <style:table-column-properties style:column-width="2.835cm" style:rel-column-width="1607*"/>
    </style:style>
    <style:style style:name="Taula2.1" style:family="table-row">
      <style:table-row-properties style:min-row-height="1.108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F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officeooo:paragraph-rsid="000714d2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text-indent="0cm" style:auto-text-indent="false"/>
    </style:style>
    <style:style style:name="P4" style:family="paragraph" style:parent-style-name="Table_20_Contents">
      <style:text-properties officeooo:rsid="0008fa4c" officeooo:paragraph-rsid="0008fa4c"/>
    </style:style>
    <style:style style:name="P5" style:family="paragraph" style:parent-style-name="Table_20_Contents">
      <style:text-properties fo:color="#000000" style:font-name="Liberation Serif" fo:font-size="12pt" officeooo:rsid="0008fa4c" officeooo:paragraph-rsid="0008fa4c" style:font-size-asian="12pt" style:font-size-complex="12pt"/>
    </style:style>
    <style:style style:name="P6" style:family="paragraph" style:parent-style-name="Table_20_Contents">
      <style:text-properties fo:color="#000000" style:font-name="Liberation Serif" fo:font-size="12pt" officeooo:paragraph-rsid="0008fa4c" style:font-size-asian="12pt" style:font-size-complex="12pt"/>
    </style:style>
    <style:style style:name="P7" style:family="paragraph" style:parent-style-name="Table_20_Contents">
      <style:text-properties fo:color="#000000" style:font-name="Liberation Serif" fo:font-size="12pt" officeooo:rsid="000714d2" officeooo:paragraph-rsid="000714d2" style:font-size-asian="12pt" style:font-size-complex="12pt"/>
    </style:style>
    <style:style style:name="P8" style:family="paragraph" style:parent-style-name="Table_20_Contents">
      <style:text-properties fo:color="#000000" style:font-name="Liberation Serif" fo:font-size="12pt" officeooo:paragraph-rsid="000714d2" style:font-size-asian="12pt" style:font-size-complex="12pt"/>
    </style:style>
    <style:style style:name="P9" style:family="paragraph" style:parent-style-name="Table_20_Contents">
      <style:text-properties fo:color="#000000" style:font-name="Liberation Serif" fo:font-size="12pt" officeooo:paragraph-rsid="0009ec38" style:font-size-asian="12pt" style:font-size-complex="12pt"/>
    </style:style>
    <style:style style:name="P10" style:family="paragraph" style:parent-style-name="Table_20_Contents">
      <style:text-properties fo:color="#000000" style:font-name="Liberation Serif" fo:font-size="12pt" officeooo:paragraph-rsid="000a7fa8" style:font-size-asian="12pt" style:font-size-complex="12pt"/>
    </style:style>
    <style:style style:name="P11" style:family="paragraph" style:parent-style-name="Table_20_Contents">
      <style:text-properties officeooo:rsid="0009ec38" officeooo:paragraph-rsid="0009ec38"/>
    </style:style>
    <style:style style:name="P12" style:family="paragraph" style:parent-style-name="Table_20_Contents">
      <style:text-properties officeooo:rsid="0009ec38" officeooo:paragraph-rsid="000a7fa8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09ec38" officeooo:paragraph-rsid="0009ec38" style:font-weight-asian="bold" style:font-weight-complex="bold"/>
    </style:style>
    <style:style style:name="P15" style:family="paragraph" style:parent-style-name="Table_20_Contents">
      <style:text-properties fo:font-weight="bold" officeooo:rsid="000a7fa8" officeooo:paragraph-rsid="000a7fa8" style:font-weight-asian="bold" style:font-weight-complex="bold"/>
    </style:style>
    <style:style style:name="P16" style:family="paragraph" style:parent-style-name="Table_20_Contents">
      <style:text-properties officeooo:rsid="000a7fa8" officeooo:paragraph-rsid="000a7fa8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1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8fa4c" officeooo:paragraph-rsid="0008fa4c" style:font-size-asian="12pt" style:font-size-complex="12pt"/>
    </style:style>
    <style:style style:name="T1" style:family="text">
      <style:text-properties officeooo:rsid="000714d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08fa4c"/>
    </style:style>
    <style:style style:name="T4" style:family="text">
      <style:text-properties officeooo:rsid="0009ec38"/>
    </style:style>
    <style:style style:name="T5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 table:number-columns-repeated="3"/>
        <table:table-row table:style-name="Taula1.1">
          <table:table-cell table:style-name="Taula1.A1" office:value-type="string">
            <text:p text:style-name="P1">Condició entrada</text:p>
          </table:table-cell>
          <table:table-cell table:style-name="Taula1.A1" office:value-type="string">
            <text:p text:style-name="P2">Classes vàlides</text:p>
          </table:table-cell>
          <table:table-cell table:style-name="Taula1.C1" office:value-type="string">
            <text:p text:style-name="P2">Classes no vàlides</text:p>
          </table:table-cell>
        </table:table-row>
        <table:table-row>
          <table:table-cell table:style-name="Taula1.A2" office:value-type="string">
            <text:p text:style-name="P7">CiutatOrigen</text:p>
          </table:table-cell>
          <table:table-cell table:style-name="Taula1.A2" office:value-type="string">
            <text:p text:style-name="P8"><text:span text:style-name="T1">NomValid (</text:span><text:span text:style-name="T2">SBD,VIL,BCN</text:span><text:span text:style-name="T1">)</text:span></text:p>
          </table:table-cell>
          <table:table-cell table:style-name="Taula1.C2" office:value-type="string">
            <text:p text:style-name="P7">NomInvalid(buit,números,altres ciutats,símbols)</text:p>
          </table:table-cell>
        </table:table-row>
        <table:table-row>
          <table:table-cell table:style-name="Taula1.A2" office:value-type="string">
            <text:p text:style-name="P18">Data Compra</text:p>
          </table:table-cell>
          <table:table-cell table:style-name="Taula1.A2" office:value-type="string">
            <text:p text:style-name="P6"><text:span text:style-name="T3">DataValida(</text:span><text:span text:style-name="T2">dd/mm/yyyy</text:span><text:span text:style-name="T3">)</text:span></text:p>
          </table:table-cell>
          <table:table-cell table:style-name="Taula1.C2" office:value-type="string">
            <text:p text:style-name="P5">DataInvalida(negatius,<text:span text:style-name="T2">yyyy/mm/dd,buit</text:span>)</text:p>
          </table:table-cell>
        </table:table-row>
        <table:table-row>
          <table:table-cell table:style-name="Taula1.A2" office:value-type="string">
            <text:p text:style-name="P5">Edat</text:p>
          </table:table-cell>
          <table:table-cell table:style-name="Taula1.A2" office:value-type="string">
            <text:p text:style-name="P5">EdatValida(00-99)</text:p>
          </table:table-cell>
          <table:table-cell table:style-name="Taula1.C2" office:value-type="string">
            <text:p text:style-name="P5">EdatInvalida(0&lt; - 99&gt;,strings, símbols, buit)</text:p>
          </table:table-cell>
        </table:table-row>
      </table:table>
      <text:p text:style-name="Standard"/>
      <table:table table:name="Taula2" table:style-name="Taula2">
        <table:table-column table:style-name="Taula2.A" table:number-columns-repeated="2"/>
        <table:table-column table:style-name="Taula2.C"/>
        <table:table-column table:style-name="Taula2.A" table:number-columns-repeated="2"/>
        <table:table-column table:style-name="Taula2.C"/>
        <table:table-row table:style-name="Taula2.1">
          <table:table-cell table:style-name="Taula2.A1" office:value-type="string">
            <text:p text:style-name="P3"><text:bookmark text:name="yui_3_17_2_1_1520259702150_178"/>Cas de prova</text:p>
          </table:table-cell>
          <table:table-cell table:style-name="Taula2.A1" office:value-type="string">
            <text:p text:style-name="P3"><text:bookmark text:name="yui_3_17_2_1_1520259702150_182"/>Origen-Destí</text:p>
          </table:table-cell>
          <table:table-cell table:style-name="Taula2.A1" office:value-type="string">
            <text:p text:style-name="P17">Edat</text:p>
          </table:table-cell>
          <table:table-cell table:style-name="Taula2.A1" office:value-type="string">
            <text:p text:style-name="P4">Data</text:p>
          </table:table-cell>
          <table:table-cell table:style-name="Taula2.A1" office:value-type="string">
            <text:p text:style-name="P3"><text:bookmark text:name="yui_3_17_2_1_1520259702150_186"/>Error / Vàlid</text:p>
          </table:table-cell>
          <table:table-cell table:style-name="Taula2.F1" office:value-type="string">
            <text:p text:style-name="P3"><text:span text:style-name="T3">Criteri</text:span> usat (segons apunts)</text:p>
          </table:table-cell>
        </table:table-row>
        <table:table-row>
          <table:table-cell table:style-name="Taula2.A2" office:value-type="string">
            <text:p text:style-name="P11">1</text:p>
          </table:table-cell>
          <table:table-cell table:style-name="Taula2.A2" office:value-type="string">
            <text:p text:style-name="P9"><text:span text:style-name="T2">SBD</text:span></text:p>
          </table:table-cell>
          <table:table-cell table:style-name="Taula2.A2" office:value-type="string">
            <text:p text:style-name="P11">99</text:p>
          </table:table-cell>
          <table:table-cell table:style-name="Taula2.A2" office:value-type="string">
            <text:p text:style-name="P11">1-5-2018</text:p>
          </table:table-cell>
          <table:table-cell table:style-name="Taula2.A2" office:value-type="string">
            <text:p text:style-name="P11">Vàlid</text:p>
          </table:table-cell>
          <table:table-cell table:style-name="Taula2.F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P11">2</text:p>
          </table:table-cell>
          <table:table-cell table:style-name="Taula2.A2" office:value-type="string">
            <text:p text:style-name="P9"><text:span text:style-name="T2">VIL</text:span></text:p>
          </table:table-cell>
          <table:table-cell table:style-name="Taula2.A2" office:value-type="string">
            <text:p text:style-name="P11">00</text:p>
          </table:table-cell>
          <table:table-cell table:style-name="Taula2.A2" office:value-type="string">
            <text:p text:style-name="P11">1-4-2018</text:p>
          </table:table-cell>
          <table:table-cell table:style-name="Taula2.A2" office:value-type="string">
            <text:p text:style-name="P11">Vàlid</text:p>
          </table:table-cell>
          <table:table-cell table:style-name="Taula2.F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P11">3</text:p>
          </table:table-cell>
          <table:table-cell table:style-name="Taula2.A2" office:value-type="string">
            <text:p text:style-name="P9"><text:span text:style-name="T2">BCN</text:span></text:p>
          </table:table-cell>
          <table:table-cell table:style-name="Taula2.A2" office:value-type="string">
            <text:p text:style-name="P11">55</text:p>
          </table:table-cell>
          <table:table-cell table:style-name="Taula2.A2" office:value-type="string">
            <text:p text:style-name="P11">2-2-2018</text:p>
          </table:table-cell>
          <table:table-cell table:style-name="Taula2.A2" office:value-type="string">
            <text:p text:style-name="P11">Vàlid</text:p>
          </table:table-cell>
          <table:table-cell table:style-name="Taula2.F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P11">4</text:p>
          </table:table-cell>
          <table:table-cell table:style-name="Taula2.A2" office:value-type="string">
            <text:p text:style-name="P9"><text:span text:style-name="T2">BCN</text:span></text:p>
          </table:table-cell>
          <table:table-cell table:style-name="Taula2.A2" office:value-type="string">
            <text:p text:style-name="P14">101</text:p>
          </table:table-cell>
          <table:table-cell table:style-name="Taula2.A2" office:value-type="string">
            <text:p text:style-name="P11">1-4-2018</text:p>
          </table:table-cell>
          <table:table-cell table:style-name="Taula2.A2" office:value-type="string">
            <text:p text:style-name="P11">Invalid</text:p>
          </table:table-cell>
          <table:table-cell table:style-name="Taula2.F2" office:value-type="string">
            <text:p text:style-name="P11">Fora del limit</text:p>
          </table:table-cell>
        </table:table-row>
        <table:table-row>
          <table:table-cell table:style-name="Taula2.A2" office:value-type="string">
            <text:p text:style-name="P11">5</text:p>
          </table:table-cell>
          <table:table-cell table:style-name="Taula2.A2" office:value-type="string">
            <text:p text:style-name="P9"><text:span text:style-name="T2">SBD</text:span></text:p>
          </table:table-cell>
          <table:table-cell table:style-name="Taula2.A2" office:value-type="string">
            <text:p text:style-name="P13">-<text:span text:style-name="T4">5</text:span></text:p>
          </table:table-cell>
          <table:table-cell table:style-name="Taula2.A2" office:value-type="string">
            <text:p text:style-name="P11">1-5-2018</text:p>
          </table:table-cell>
          <table:table-cell table:style-name="Taula2.A2" office:value-type="string">
            <text:p text:style-name="P11">Invalid</text:p>
          </table:table-cell>
          <table:table-cell table:style-name="Taula2.F2" office:value-type="string">
            <text:p text:style-name="P11">Fora del limit</text:p>
          </table:table-cell>
        </table:table-row>
        <table:table-row>
          <table:table-cell table:style-name="Taula2.A2" office:value-type="string">
            <text:p text:style-name="P11">6</text:p>
          </table:table-cell>
          <table:table-cell table:style-name="Taula2.A2" office:value-type="string">
            <text:p text:style-name="P15">sbd</text:p>
          </table:table-cell>
          <table:table-cell table:style-name="Taula2.A2" office:value-type="string">
            <text:p text:style-name="P11">77</text:p>
          </table:table-cell>
          <table:table-cell table:style-name="Taula2.A2" office:value-type="string">
            <text:p text:style-name="P11">2-4-2018</text:p>
          </table:table-cell>
          <table:table-cell table:style-name="Taula2.A2" office:value-type="string">
            <text:p text:style-name="P11">Invalid</text:p>
          </table:table-cell>
          <table:table-cell table:style-name="Taula2.F2" office:value-type="string">
            <text:p text:style-name="P16">Error de entrada no valida</text:p>
          </table:table-cell>
        </table:table-row>
        <table:table-row>
          <table:table-cell table:style-name="Taula2.A2" office:value-type="string">
            <text:p text:style-name="P16">7</text:p>
          </table:table-cell>
          <table:table-cell table:style-name="Taula2.A2" office:value-type="string">
            <text:p text:style-name="P15">bcn</text:p>
          </table:table-cell>
          <table:table-cell table:style-name="Taula2.A2" office:value-type="string">
            <text:p text:style-name="P16">22</text:p>
          </table:table-cell>
          <table:table-cell table:style-name="Taula2.A2" office:value-type="string">
            <text:p text:style-name="P12">1-4-2018</text:p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Error de entrada no valida</text:p>
          </table:table-cell>
        </table:table-row>
        <table:table-row>
          <table:table-cell table:style-name="Taula2.A2" office:value-type="string">
            <text:p text:style-name="P16">8</text:p>
          </table:table-cell>
          <table:table-cell table:style-name="Taula2.A2" office:value-type="string">
            <text:p text:style-name="P15">vil</text:p>
          </table:table-cell>
          <table:table-cell table:style-name="Taula2.A2" office:value-type="string">
            <text:p text:style-name="P12">55</text:p>
          </table:table-cell>
          <table:table-cell table:style-name="Taula2.A2" office:value-type="string">
            <text:p text:style-name="P12">2-2-2018</text:p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Error de entrada no valida</text:p>
          </table:table-cell>
        </table:table-row>
        <table:table-row>
          <table:table-cell table:style-name="Taula2.A2" office:value-type="string">
            <text:p text:style-name="P16">9</text:p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P16">25</text:p>
          </table:table-cell>
          <table:table-cell table:style-name="Taula2.A2" office:value-type="string">
            <text:p text:style-name="P12">1-4-2018</text:p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Entrada buida</text:p>
          </table:table-cell>
        </table:table-row>
        <table:table-row>
          <table:table-cell table:style-name="Taula2.A2" office:value-type="string">
            <text:p text:style-name="P16">10</text:p>
          </table:table-cell>
          <table:table-cell table:style-name="Taula2.A2" office:value-type="string">
            <text:p text:style-name="P10"><text:span text:style-name="T2">SBD</text:span></text:p>
          </table:table-cell>
          <table:table-cell table:style-name="Taula2.A2" office:value-type="string">
            <text:p text:style-name="P16">32</text:p>
          </table:table-cell>
          <table:table-cell table:style-name="Taula2.A2" office:value-type="string">
            <text:p text:style-name="P15">2018-4-22</text:p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Error de entrada no valida</text:p>
          </table:table-cell>
        </table:table-row>
        <table:table-row>
          <table:table-cell table:style-name="Taula2.A2" office:value-type="string">
            <text:p text:style-name="P16">11</text:p>
          </table:table-cell>
          <table:table-cell table:style-name="Taula2.A2" office:value-type="string">
            <text:p text:style-name="P15">algo</text:p>
          </table:table-cell>
          <table:table-cell table:style-name="Taula2.A2" office:value-type="string">
            <text:p text:style-name="P16">27</text:p>
          </table:table-cell>
          <table:table-cell table:style-name="Taula2.A2" office:value-type="string">
            <text:p text:style-name="P12">1-4-2018</text:p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Fora del rang de valors</text:p>
          </table:table-cell>
        </table:table-row>
        <table:table-row>
          <table:table-cell table:style-name="Taula2.A2" office:value-type="string">
            <text:p text:style-name="P16">12</text:p>
          </table:table-cell>
          <table:table-cell table:style-name="Taula2.A2" office:value-type="string">
            <text:p text:style-name="P10"><text:span text:style-name="T2">SBD</text:span></text:p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P12">1-4-2018</text:p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Entrada buida</text:p>
          </table:table-cell>
        </table:table-row>
        <table:table-row>
          <table:table-cell table:style-name="Taula2.A2" office:value-type="string">
            <text:p text:style-name="P16">13</text:p>
          </table:table-cell>
          <table:table-cell table:style-name="Taula2.A2" office:value-type="string">
            <text:p text:style-name="P16">BCN</text:p>
          </table:table-cell>
          <table:table-cell table:style-name="Taula2.A2" office:value-type="string">
            <text:p text:style-name="P16">25</text:p>
          </table:table-cell>
          <table:table-cell table:style-name="Taula2.A2" office:value-type="string">
            <text:p text:style-name="P12"/>
          </table:table-cell>
          <table:table-cell table:style-name="Taula2.A2" office:value-type="string">
            <text:p text:style-name="P12">Invalid</text:p>
          </table:table-cell>
          <table:table-cell table:style-name="Taula2.F2" office:value-type="string">
            <text:p text:style-name="P16">Entrada bui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rif" svg:font-family="'Liberation Sarif'"/>
    <style:font-face style:name="arial" svg:font-family="arial, helvetica, clean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22:47.965286815</meta:creation-date>
    <dc:date>2018-03-05T19:42:34.230903477</dc:date>
    <meta:editing-duration>PT3H13M20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90" meta:word-count="135" meta:character-count="795" meta:non-whitespace-character-count="750"/>
  </office:meta>
</office:document-meta>
</file>